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9.275cm"/>
    </style:style>
    <style:style style:name="gr4" style:family="graphic" style:parent-style-name="standard">
      <style:graphic-properties draw:stroke="none" svg:stroke-color="#000000" draw:fill="none" draw:fill-color="#ffffff" fo:min-height="0.385cm"/>
    </style:style>
    <style:style style:name="gr5" style:family="graphic" style:parent-style-name="standard">
      <style:graphic-properties draw:stroke="none" svg:stroke-color="#000000" draw:fill="none" draw:fill-color="#ffffff" fo:min-height="12.7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4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/>
      <style:text-properties fo:font-size="12pt"/>
    </style:style>
    <style:style style:name="P6" style:family="paragraph">
      <style:paragraph-properties fo:margin-left="0cm" fo:margin-right="0cm" fo:text-align="start" fo:text-indent="0cm"/>
    </style:style>
    <style:style style:name="T1" style:family="text">
      <style:text-properties fo:font-size="14pt"/>
    </style:style>
    <style:style style:name="T2" style:family="text">
      <style:text-properties fo:font-size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4.605cm" svg:height="0.635cm" svg:x="0.635cm" svg:y="0.635cm">
          <text:p text:style-name="P1"><text:span text:style-name="T1">Object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0.635cm" svg:y1="2.54cm" svg:x2="0.635cm" svg:y2="24.13cm">
          <text:p/>
        </draw:line>
        <draw:frame draw:style-name="gr3" draw:text-style-name="P5" draw:layer="layout" svg:width="5.08cm" svg:height="11.153cm" svg:x="0.635cm" svg:y="11.233cm">
          <draw:text-box>
            <text:p text:style-name="P4"><text:span text:style-name="T2">+ -</text:span></text:p>
            <text:p text:style-name="P4"><text:span text:style-name="T2">addDays</text:span></text:p>
            <text:p text:style-name="P4"><text:span text:style-name="T2">addHours</text:span></text:p>
            <text:p text:style-name="P4"><text:span text:style-name="T2">addMicroseconds</text:span></text:p>
            <text:p text:style-name="P4"><text:span text:style-name="T2">addMinutes</text:span></text:p>
            <text:p text:style-name="P4"><text:span text:style-name="T2">add Seconds</text:span></text:p>
            <text:p text:style-name="P4"><text:span text:style-name="T2">addWeeks</text:span></text:p>
            <text:p text:style-name="P4"><text:span text:style-name="T2">addYears</text:span></text:p>
            <text:p text:style-name="P4"><text:span text:style-name="T2">baseDate</text:span></text:p>
            <text:p text:style-name="P4"><text:span text:style-name="T2">civilTime</text:span></text:p>
            <text:p text:style-name="P4"><text:span text:style-name="T2">compareTo</text:span></text:p>
            <text:p text:style-name="P4"><text:span text:style-name="T2">date</text:span></text:p>
            <text:p text:style-name="P4"><text:span text:style-name="T2">day</text:span></text:p>
            <text:p text:style-name="P4"><text:span text:style-name="T2">dayMicroseconds</text:span></text:p>
            <text:p text:style-name="P4"><text:span text:style-name="T2">dayMinutes</text:span></text:p>
            <text:p text:style-name="P4"><text:span text:style-name="T2">dayName</text:span></text:p>
            <text:p text:style-name="P4"><text:span text:style-name="T2">daySeconds</text:span></text:p>
            <text:p text:style-name="P4"><text:span text:style-name="T2">daysInMonth</text:span></text:p>
            <text:p text:style-name="P4"><text:span text:style-name="T2">daysInYear</text:span></text:p>
            <text:p text:style-name="P4"><text:span text:style-name="T2">elapsed</text:span></text:p>
            <text:p text:style-name="P4"><text:span text:style-name="T2">europeanDate</text:span></text:p>
            <text:p text:style-name="P4"><text:span text:style-name="T2">fullDate</text:span></text:p>
            <text:p text:style-name="P4"><text:span text:style-name="T2">hashcode</text:span></text:p>
          </draw:text-box>
        </draw:frame>
        <draw:line draw:style-name="gr2" draw:text-style-name="P3" draw:layer="layout" svg:x1="15.24cm" svg:y1="24.13cm" svg:x2="0.635cm" svg:y2="24.13cm">
          <text:p/>
        </draw:line>
        <draw:custom-shape draw:style-name="gr1" draw:text-style-name="P2" draw:layer="layout" svg:width="14.605cm" svg:height="0.635cm" svg:x="0.635cm" svg:y="1.905cm">
          <text:p text:style-name="P1"><text:span text:style-name="T1">DateTime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7.955cm" svg:y1="1.27cm" svg:x2="7.955cm" svg:y2="1.905cm">
          <text:p/>
        </draw:line>
        <draw:frame draw:style-name="gr4" draw:text-style-name="P5" draw:layer="layout" svg:width="6.35cm" svg:height="7.361cm" svg:x="0.599cm" svg:y="3.533cm">
          <draw:text-box>
            <text:p text:style-name="P4"><text:span text:style-name="T2">fromBaseDate</text:span></text:p>
            <text:p text:style-name="P4"><text:span text:style-name="T2">fromCivilTime</text:span></text:p>
            <text:p text:style-name="P4"><text:span text:style-name="T2">fromEuropeanDate</text:span></text:p>
            <text:p text:style-name="P4"><text:span text:style-name="T2">fromIsoDate</text:span></text:p>
            <text:p text:style-name="P4"><text:span text:style-name="T2">fromLongTime</text:span></text:p>
            <text:p text:style-name="P4"><text:span text:style-name="T2">fromNormalDate</text:span></text:p>
            <text:p text:style-name="P4"><text:span text:style-name="T2">fromNormalTime</text:span></text:p>
            <text:p text:style-name="P4"><text:span text:style-name="T2">fromOrderedDate</text:span></text:p>
            <text:p text:style-name="P4"><text:span text:style-name="T2">fromStandardDate</text:span></text:p>
            <text:p text:style-name="P4"><text:span text:style-name="T2">fromTicks</text:span></text:p>
            <text:p text:style-name="P4"><text:span text:style-name="T2">fromUsaDate</text:span></text:p>
            <text:p text:style-name="P4"><text:span text:style-name="T2">fromUTCIsoDate</text:span></text:p>
            <text:p text:style-name="P4"><text:span text:style-name="T2">maxDate</text:span></text:p>
            <text:p text:style-name="P4"><text:span text:style-name="T2">minDate</text:span></text:p>
            <text:p text:style-name="P4"><text:span text:style-name="T2">today</text:span></text:p>
          </draw:text-box>
        </draw:frame>
        <draw:line draw:style-name="gr2" draw:text-style-name="P3" draw:layer="layout" svg:x1="0.635cm" svg:y1="10.795cm" svg:x2="10.795cm" svg:y2="10.795cm">
          <text:p/>
        </draw:line>
        <draw:frame draw:style-name="gr5" draw:text-style-name="P4" draw:layer="layout" svg:width="5.08cm" svg:height="12.95cm" svg:x="10.795cm" svg:y="4.445cm">
          <draw:text-box>
            <text:p/>
          </draw:text-box>
        </draw:frame>
        <draw:frame draw:style-name="gr3" draw:text-style-name="P5" draw:layer="layout" svg:width="5.08cm" svg:height="12.101cm" svg:x="5.715cm" svg:y="11.233cm">
          <draw:text-box>
            <text:p text:style-name="P4"><text:span text:style-name="T2">hours</text:span></text:p>
            <text:p text:style-name="P4"><text:span text:style-name="T2">init</text:span></text:p>
            <text:p text:style-name="P4"><text:span text:style-name="T2">isLeapYear</text:span></text:p>
            <text:p text:style-name="P4"><text:span text:style-name="T2">isoDate</text:span></text:p>
            <text:p text:style-name="P4"><text:span text:style-name="T2">languageDate</text:span></text:p>
            <text:p text:style-name="P4"><text:span text:style-name="T2">longTime</text:span></text:p>
            <text:p text:style-name="P4"><text:span text:style-name="T2">microseconds</text:span></text:p>
            <text:p text:style-name="P4"><text:span text:style-name="T2">minutes</text:span></text:p>
            <text:p text:style-name="P4"><text:span text:style-name="T2">month</text:span></text:p>
            <text:p text:style-name="P4"><text:span text:style-name="T2">monthName</text:span></text:p>
            <text:p text:style-name="P4"><text:span text:style-name="T2">normalDate</text:span></text:p>
            <text:p text:style-name="P4"><text:span text:style-name="T2">normalTime</text:span></text:p>
            <text:p text:style-name="P4"><text:span text:style-name="T2">offset</text:span></text:p>
            <text:p text:style-name="P4"><text:span text:style-name="T2">orderedDate</text:span></text:p>
            <text:p text:style-name="P4"><text:span text:style-name="T2">seconds</text:span></text:p>
            <text:p text:style-name="P4"><text:span text:style-name="T2">string</text:span></text:p>
            <text:p text:style-name="P4"><text:span text:style-name="T2">standardDate</text:span></text:p>
            <text:p text:style-name="P4"><text:span text:style-name="T2">ticks</text:span></text:p>
            <text:p text:style-name="P4"><text:span text:style-name="T2">timeOfDay</text:span></text:p>
            <text:p text:style-name="P4"><text:span text:style-name="T2">toTimeZone</text:span></text:p>
            <text:p text:style-name="P4"><text:span text:style-name="T2">usaDate</text:span></text:p>
            <text:p text:style-name="P4"><text:span text:style-name="T2">utcIsoDate</text:span></text:p>
            <text:p text:style-name="P4"><text:span text:style-name="T2">year</text:span></text:p>
            <text:p text:style-name="P4"><text:span text:style-name="T2">yearDay</text:span></text:p>
            <text:p text:style-name="P4"><text:span text:style-name="T2">yearWeek</text:span></text:p>
          </draw:text-box>
        </draw:frame>
        <draw:custom-shape draw:style-name="gr1" draw:text-style-name="P2" draw:layer="layout" svg:width="14.605cm" svg:height="0.635cm" svg:x="0.636cm" svg:y="2.541cm">
          <text:p text:style-name="P6"><text:span text:style-name="T1">+ <text:s/>Comparable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5.715cm" svg:y1="10.795cm" svg:x2="5.715cm" svg:y2="24.1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en" style:country-asian="US" style:font-family-complex="'DejaVu LGC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0$Win32 OpenOffice.org_project/300m9$Build-9358</meta:generator>
    <meta:initial-creator>William Ashley</meta:initial-creator>
    <meta:creation-date>2007-06-19T13:48:44</meta:creation-date>
    <dc:creator>Richard McGuire</dc:creator>
    <dc:date>2009-02-11T16:11:31.17</dc:date>
    <dc:language>en-US</dc:language>
    <meta:editing-cycles>16</meta:editing-cycles>
    <meta:editing-duration>PT02H01M17S</meta:editing-duration>
    <meta:document-statistic meta:object-count="12"/>
    <meta:user-defined meta:name="Info 1"/>
    <meta:user-defined meta:name="Info 2"/>
    <meta:user-defined meta:name="Info 3"/>
    <meta:user-defined meta:name="Info 4"/>
  </office:meta>
</office:document-meta>
</file>